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87000002562CE7B6A8489C568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0.751cm" fo:min-width="1.001cm" fo:wrap-option="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0.814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0.25cm" fo:min-width="0cm"/>
    </style:style>
    <style:style style:name="gr5" style:family="graphic" style:parent-style-name="standard">
      <style:graphic-properties draw:fill-color="#00a933" draw:textarea-horizontal-align="justify" draw:textarea-vertical-align="middle" draw:auto-grow-height="false" fo:min-height="0cm" fo:min-width="1.251cm"/>
    </style:style>
    <style:style style:name="gr6" style:family="graphic" style:parent-style-name="standard">
      <style:graphic-properties draw:fill-color="#00a933" draw:textarea-horizontal-align="justify" draw:textarea-vertical-align="middle" draw:auto-grow-height="false" fo:min-height="0cm" fo:min-width="3.439cm"/>
    </style:style>
    <style:style style:name="gr7" style:family="graphic" style:parent-style-name="standard">
      <style:graphic-properties draw:fill-color="#00a933" draw:textarea-horizontal-align="justify" draw:textarea-vertical-align="middle" draw:auto-grow-height="false" fo:min-height="0cm" fo:min-width="4.314cm"/>
    </style:style>
    <style:style style:name="gr8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ffd7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a933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27.999cm" svg:height="11.832cm" svg:x="0cm" svg:y="1.959cm">
          <draw:image xlink:href="Pictures/1000000000000587000002562CE7B6A8489C568F.png" xlink:type="simple" xlink:show="embed" xlink:actuate="onLoad" draw:mime-type="image/png">
            <text:p/>
          </draw:image>
        </draw:frame>
        <draw:custom-shape draw:style-name="gr2" draw:text-style-name="P3" draw:layer="layout" svg:width="1.5cm" svg:height="1cm" svg:x="5.5cm" svg:y="9.5cm">
          <text:p text:style-name="P2"><text:span text:style-name="T1">A</text:span></text:p>
          <text:p text:style-name="P2"><text:span text:style-name="T1">-1V</text:span></text:p>
          <draw:enhanced-geometry svg:viewBox="0 0 21600 21600" draw:glue-points="10800 0 0 10800 10800 21600 21600 10800 ?f40 ?f41" draw:text-areas="0 0 21600 21600" draw:mirror-vertical="false" draw:mirror-horizontal="false" draw:type="rectangular-callout" draw:modifiers="17743.3710859427 -29713.48651348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1.5cm" svg:height="1cm" svg:x="11.5cm" svg:y="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cm" svg:height="1cm" draw:transform="rotate (0.785398163397448) translate (11.87cm 6.40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82.417582417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cm" svg:height="0.5cm" svg:x="13.5cm" svg:y="6.5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4.5cm" svg:height="0.5cm" draw:transform="rotate (-1.5707963267949) translate (15.5cm 2cm)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5.5cm" svg:height="0.5cm" svg:x="9.5cm" svg:y="1.5cm">
          <text:p/>
          <draw:enhanced-geometry svg:viewBox="0 0 21600 21600" draw:text-areas="?f7 ?f0 21600 ?f2" draw:mirror-horizont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5.5cm" svg:height="0.5cm" draw:transform="rotate (-1.5707963267949) translate (9cm 2cm)">
          <text:p/>
          <draw:enhanced-geometry svg:viewBox="0 0 21600 21600" draw:text-areas="?f7 ?f0 21600 ?f2" draw:mirror-horizontal="true" draw:mirror-vertic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2cm" svg:height="0.5cm" svg:x="6.5cm" svg:y="6.5cm">
          <text:p/>
          <draw:enhanced-geometry svg:viewBox="0 0 21600 21600" draw:text-areas="?f7 ?f0 21600 ?f2" draw:mirror-horizont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5cm" svg:height="1cm" svg:x="7.6cm" svg:y="9.3cm">
          <text:p text:style-name="P2"><text:span text:style-name="T1">0V</text:span></text:p>
          <draw:enhanced-geometry svg:viewBox="0 0 21600 21600" draw:glue-points="10800 0 0 10800 10800 21600 21600 10800 ?f40 ?f41" draw:text-areas="0 0 21600 21600" draw:mirror-vertical="false" draw:mirror-horizontal="false" draw:type="rectangular-callout" draw:modifiers="17743.3710859427 -29713.48651348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1.5cm" svg:height="1cm" svg:x="15cm" svg:y="9.4cm">
          <text:p text:style-name="P2"><text:span text:style-name="T1">B</text:span></text:p>
          <text:p text:style-name="P2"><text:span text:style-name="T1">1V</text:span></text:p>
          <draw:enhanced-geometry svg:viewBox="0 0 21600 21600" draw:glue-points="10800 0 0 10800 10800 21600 21600 10800 ?f40 ?f41" draw:text-areas="0 0 21600 21600" draw:mirror-vertical="false" draw:mirror-horizontal="false" draw:type="rectangular-callout" draw:modifiers="17426.7821452365 -16162.23776223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1.5cm" svg:height="1cm" svg:x="12.6cm" svg:y="9.3cm">
          <text:p text:style-name="P2"><text:span text:style-name="T1">1.6V</text:span></text:p>
          <draw:enhanced-geometry svg:viewBox="0 0 21600 21600" draw:glue-points="10800 0 0 10800 10800 21600 21600 10800 ?f40 ?f41" draw:text-areas="0 0 21600 21600" draw:mirror-vertical="false" draw:mirror-horizontal="false" draw:type="rectangular-callout" draw:modifiers="17426.7821452365 -16162.23776223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1-04T07:33:27.822711323</meta:creation-date>
    <dc:date>2026-01-04T07:51:48.692763070</dc:date>
    <meta:editing-duration>PT8M10S</meta:editing-duration>
    <meta:editing-cycles>1</meta:editing-cycles>
    <meta:document-statistic meta:object-count="35"/>
    <meta:generator>LibreOffice/7.3.7.2$Linux_X86_64 LibreOffice_project/30$Build-2</meta:generator>
  </office:meta>
</office:document-meta>
</file>